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Courier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fo:font-size="16pt" fo:font-weight="normal" officeooo:rsid="00225fd0" style:font-size-asian="16pt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fo:font-size="16pt" fo:font-weight="normal" officeooo:rsid="005d1cd1" officeooo:paragraph-rsid="00632c5c" style:font-size-asian="16pt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6pt" fo:font-weight="normal" officeooo:rsid="0065c1b7" officeooo:paragraph-rsid="0065c1b7" style:font-size-asian="16pt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6pt" fo:font-weight="normal" officeooo:rsid="00676fc4" officeooo:paragraph-rsid="00676fc4" style:font-size-asian="16pt" style:font-weight-asian="normal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6pt" fo:font-weight="normal" officeooo:rsid="0067fd17" officeooo:paragraph-rsid="0067fd17" style:font-size-asian="16pt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6pt" fo:font-weight="normal" officeooo:rsid="0068dd47" officeooo:paragraph-rsid="0068dd47" style:font-size-asian="16pt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6pt" fo:font-weight="normal" officeooo:paragraph-rsid="0069860e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6pt" fo:font-weight="normal" officeooo:rsid="006a1e8c" officeooo:paragraph-rsid="006a1e8c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6pt" fo:font-weight="normal" officeooo:rsid="006e03db" officeooo:paragraph-rsid="006e03db"/>
    </style:style>
    <style:style style:name="P14" style:family="paragraph" style:parent-style-name="Standard">
      <style:paragraph-properties fo:text-align="justify" style:justify-single-word="false" style:writing-mode="lr-tb"/>
      <style:text-properties fo:font-weight="normal" officeooo:rsid="005799f6" officeooo:paragraph-rsid="005799f6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normal" officeooo:paragraph-rsid="005799f6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weight="normal" officeooo:rsid="005d1cd1" officeooo:paragraph-rsid="005d1cd1" style:font-weight-asian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weight="normal" officeooo:rsid="005db599" officeooo:paragraph-rsid="005db599" style:font-weight-asian="normal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weight="normal" officeooo:rsid="005e3e95" officeooo:paragraph-rsid="005e3e95" style:font-weight-asian="normal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fo:font-weight="normal" officeooo:rsid="005efc0a" officeooo:paragraph-rsid="005efc0a" style:font-weight-asian="normal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fo:font-weight="normal" officeooo:rsid="00602d89" officeooo:paragraph-rsid="00602d89" style:font-weight-asian="normal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fo:font-weight="normal" officeooo:rsid="00621eeb" officeooo:paragraph-rsid="00621eeb" style:font-weight-asian="normal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fo:font-weight="normal" officeooo:rsid="00632c5c" officeooo:paragraph-rsid="00632c5c" style:font-weight-asian="normal" style:font-weight-complex="normal"/>
    </style:style>
    <style:style style:name="P23" style:family="paragraph" style:parent-style-name="Standard">
      <style:paragraph-properties fo:text-align="justify" style:justify-single-word="false" style:writing-mode="lr-tb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56adb2" style:font-size-asian="16pt" style:font-weight-asian="bold" style:font-weight-complex="bold"/>
    </style:style>
    <style:style style:name="T3" style:family="text">
      <style:text-properties fo:font-size="16pt" fo:font-weight="bold" officeooo:rsid="0056dbe1" style:font-size-asian="16pt" style:font-weight-asian="bold" style:font-weight-complex="bold"/>
    </style:style>
    <style:style style:name="T4" style:family="text">
      <style:text-properties fo:font-size="16pt" officeooo:rsid="0056adb2" style:font-size-asian="16pt"/>
    </style:style>
    <style:style style:name="T5" style:family="text">
      <style:text-properties fo:font-size="16pt" officeooo:rsid="005799f6" style:font-size-asian="16pt"/>
    </style:style>
    <style:style style:name="T6" style:family="text">
      <style:text-properties fo:font-size="14pt" officeooo:rsid="0056adb2" style:font-size-asian="16pt" style:font-size-complex="12pt"/>
    </style:style>
    <style:style style:name="T7" style:family="text">
      <style:text-properties fo:font-size="14pt" officeooo:rsid="005799f6" style:font-size-asian="16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59941c" style:font-size-asian="14pt" style:font-size-complex="14pt"/>
    </style:style>
    <style:style style:name="T10" style:family="text">
      <style:text-properties fo:font-size="14pt" officeooo:rsid="005b7200" style:font-size-asian="14pt" style:font-size-complex="14pt"/>
    </style:style>
    <style:style style:name="T11" style:family="text">
      <style:text-properties fo:font-size="14pt" officeooo:rsid="005799f6" style:font-size-asian="14pt" style:font-size-complex="14pt"/>
    </style:style>
    <style:style style:name="T12" style:family="text">
      <style:text-properties fo:font-size="14pt" officeooo:rsid="005c0dee" style:font-size-asian="14pt" style:font-size-complex="14pt"/>
    </style:style>
    <style:style style:name="T13" style:family="text">
      <style:text-properties fo:font-size="14pt" officeooo:rsid="005d1cd1" style:font-size-asian="14pt" style:font-size-complex="14pt"/>
    </style:style>
    <style:style style:name="T14" style:family="text">
      <style:text-properties fo:font-size="14pt" officeooo:rsid="00639e7e" style:font-size-asian="14pt" style:font-size-complex="14pt"/>
    </style:style>
    <style:style style:name="T15" style:family="text">
      <style:text-properties fo:font-size="14pt" officeooo:rsid="006516a7" style:font-size-asian="14pt" style:font-size-complex="14pt"/>
    </style:style>
    <style:style style:name="T16" style:family="text">
      <style:text-properties fo:font-size="14pt" officeooo:rsid="0068dd47" style:font-size-asian="14pt" style:font-size-complex="14pt"/>
    </style:style>
    <style:style style:name="T17" style:family="text">
      <style:text-properties fo:font-size="14pt" officeooo:rsid="0069860e" style:font-size-asian="14pt" style:font-size-complex="14pt"/>
    </style:style>
    <style:style style:name="T18" style:family="text">
      <style:text-properties fo:font-size="14pt" style:font-size-asian="14pt" style:font-weight-asian="normal" style:font-size-complex="14pt" style:font-weight-complex="normal"/>
    </style:style>
    <style:style style:name="T19" style:family="text">
      <style:text-properties fo:font-size="14pt" officeooo:rsid="0069860e" style:font-size-asian="14pt" style:font-weight-asian="normal" style:font-size-complex="14pt" style:font-weight-complex="normal"/>
    </style:style>
    <style:style style:name="T20" style:family="text">
      <style:text-properties fo:font-size="14pt" officeooo:rsid="006a1e8c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loext:opacity="100%" style:font-name="Consolas" fo:font-size="14pt" fo:letter-spacing="normal" fo:font-style="normal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3"><text:bookmark-start text:name="__DdeLink__107_2254549990"/><text:span text:style-name="T1"><text:s/>HTML <text:s/>и CSS за начинаещи – 0</text:span><text:span text:style-name="T3">7</text:span><text:span text:style-name="T1">.03.2023г.</text:span></text:p>
      <text:p text:style-name="P2"/>
      <text:p text:style-name="P3"><text:span text:style-name="T1">Урок № </text:span><text:span text:style-name="T2">8</text:span><text:span text:style-name="T1"> – </text:span><text:span text:style-name="T2">Въведение в CSS</text:span></text:p>
      <text:p text:style-name="P3"><text:span text:style-name="T2"/></text:p>
      <text:p text:style-name="P3"><text:span text:style-name="T2"/></text:p>
      <text:p text:style-name="P14"><text:span text:style-name="T4"/></text:p>
      <text:p text:style-name="P15"><text:span text:style-name="T6">C</text:span><text:span text:style-name="T7">SS e съкращение от</text:span><text:span text:style-name="T5"> </text:span><text:span text:style-name="T11">каскадни страници със стилове. Тоест ние можем да придадем ново и много по-различни оформление на нашата страна използвайки CSS. </text:span><text:span text:style-name="T10">Ч</text:span><text:span text:style-name="T9">рез HTML ние добавяме в нашата уеб страница съдържание – текст, изображения и ги разполагаме в определен ред и последователност. </text:span><text:bookmark-end text:name="__DdeLink__107_2254549990"/><text:span text:style-name="T10">Докато с CSS ние можем да направим така наша страница, да изглежда като истински уеб сайт, а не като това скучно нещо, което представлява тя в момента. Можем да променяме цветовете, шрифтовете, </text:span><text:span text:style-name="T12">и може би най-важното чрез CSS ние създаваме същинската подредба на нашия уеб сайт. </text:span></text:p>
      <text:p text:style-name="P15"><text:span text:style-name="T12"/></text:p>
      <text:p text:style-name="P16"><text:span text:style-name="T12">К</text:span><text:span text:style-name="T8">ак можем да вложим CSS във вече съществуващият код на нашата уеб страница?</text:span></text:p>
      <text:p text:style-name="P16"><text:span text:style-name="T8"/></text:p>
      <text:p text:style-name="P16"><text:span text:style-name="T8">Ако искаме например да променим цвета на някое от заглавията на нашата страница, можем да направим следното:</text:span></text:p>
      <text:p text:style-name="P16"><text:span text:style-name="T8"/></text:p>
      <text:p text:style-name="P16"><text:bookmark-start text:name="__DdeLink__465_1757064179"/><text:span text:style-name="T8">&lt;h1 style=“color: blue;“&gt;My First Webpage1“&lt;/h1&gt;</text:span><text:bookmark-end text:name="__DdeLink__465_1757064179"/></text:p>
      <text:p text:style-name="P16"><text:span text:style-name="T8"/></text:p>
      <text:p text:style-name="P16"><text:span text:style-name="T8"/></text:p>
      <text:p text:style-name="P17"><text:span text:style-name="T8">color: blue – представлява нашият CSS код, </text:span></text:p>
      <text:p text:style-name="P17"><text:span text:style-name="T8"/></text:p>
      <text:p text:style-name="P18"><text:span text:style-name="T8">color - <text:s/>е параметърът, който ние искаме да променим в случая</text:span></text:p>
      <text:p text:style-name="P18"><text:span text:style-name="T8"/></text:p>
      <text:p text:style-name="P19"><text:span text:style-name="T8">blue - <text:s/>е стойността, която ние искаме този параметър да приеме.</text:span></text:p>
      <text:p text:style-name="P19"><text:span text:style-name="T8"/></text:p>
      <text:p text:style-name="P20"><text:span text:style-name="T8">Тоест чрез този CSS код аз казвам на компютъра, че цветът на моето заглавие е син / blue / </text:span></text:p>
      <text:p text:style-name="P20"><text:span text:style-name="T8"/></text:p>
      <text:p text:style-name="P21"><text:span text:style-name="T8">поставяйки ; - точка и запетая, аз казвам на компютъра че това условие е завършено.</text:span></text:p>
      <text:p text:style-name="P21"><text:span text:style-name="T8"/></text:p>
      <text:p text:style-name="P22"><text:span text:style-name="T8">Ако желая след </text:span><text:span text:style-name="T13">color: blue; </text:span><text:span text:style-name="T8">мога да поставя друг параметър / условие /. Например</text:span></text:p>
      <text:p text:style-name="P5"/>
      <text:p text:style-name="P5"/>
      <text:p text:style-name="P6"><text:span text:style-name="T8">&lt;h1 style=“</text:span><text:bookmark-start text:name="__DdeLink__467_1757064179"/><text:span text:style-name="T8">color: blue;</text:span><text:bookmark-end text:name="__DdeLink__467_1757064179"/><text:span text:style-name="T8"> </text:span><text:bookmark-start text:name="__DdeLink__469_1757064179"/><text:span text:style-name="T14">font-size:</text:span><text:bookmark-end text:name="__DdeLink__469_1757064179"/><text:span text:style-name="T14"> </text:span><text:span text:style-name="T15">50 </text:span><text:span text:style-name="T8">“&gt;My First Webpage1“&lt;/h1&gt;</text:span></text:p>
      <text:p text:style-name="P7"><text:span text:style-name="T8"/></text:p>
      <text:p text:style-name="P7"><text:soft-page-break/><text:span text:style-name="T8">Чрез параметъра </text:span><text:span text:style-name="T14">font-size: </text:span><text:span text:style-name="T8">променяме големината на текста в нашата уеб страница.</text:span></text:p>
      <text:p text:style-name="P7"><text:span text:style-name="T8"/></text:p>
      <text:p text:style-name="P7"><text:span text:style-name="T8">Много е важно всеки един параметър да бъде отделян от другия с ; - точка и запетая, в противен случай те няма да работят правилно и ще настане хаос в нашата уеб страница.</text:span></text:p>
      <text:p text:style-name="P7"><text:span text:style-name="T8"/></text:p>
      <text:p text:style-name="P8"><text:span text:style-name="T8">Друг параметър, който бихме използвали в комбинация с горните 2 е, параметърът – font-family, чрез него можем да изберем специфично стилово семейство за нашия шрифт.</text:span></text:p>
      <text:p text:style-name="P8"><text:span text:style-name="T8"/></text:p>
      <text:p text:style-name="P8"><text:span text:style-name="T8">Нека обаче този път да добавим тези стилови параметри към нашият първи параграф. Синтаксисът е следният:</text:span></text:p>
      <text:p text:style-name="P8"><text:span text:style-name="T8"/></text:p>
      <text:p text:style-name="P8"><text:span text:style-name="T8">&lt;p style=“color: skyblue; font-size: 20px; font-family: sans-serif;“&gt;</text:span></text:p>
      <text:p text:style-name="P8"><text:span text:style-name="T8"/></text:p>
      <text:p text:style-name="P9"><text:span text:style-name="T8">Вместо с техните имена като skyblue; lightblue, можем да изписваме цветовете с техните хекса кодове започващи винаги със знака #. Така ние ще улесним нашата работа и ще спестим време. </text:span><text:span text:style-name="T16">Най-лесно и бързо това може да стане като използваме т.нар. Html color picker. Това е палитра от цвето, чиито кодове ние можем да използваме в нашите уеб страници. </text:span></text:p>
      <text:p text:style-name="P9"><text:span text:style-name="T8"/></text:p>
      <text:p text:style-name="P10"><text:span text:style-name="T8">Да речем, че искаме да променим цвета на фона на цялата уеб страница, тогава бихме могли да използваме </text:span><text:span text:style-name="T17">параметъра</text:span></text:p>
      <text:p text:style-name="P10"><text:span text:style-name="T17"/></text:p>
      <text:p text:style-name="P11"><text:span text:style-name="T19">&lt;</text:span><text:span text:style-name="T20">body </text:span><text:span text:style-name="T19">style=“background-color:</text:span><text:bookmark text:name="colorhexDIV"/><text:span text:style-name="T21">#ffff99;</text:span><text:span text:style-name="T19">“&gt;</text:span></text:p>
      <text:p text:style-name="P11"><text:span text:style-name="T19"/></text:p>
      <text:p text:style-name="P12"><text:span text:style-name="T19">З</text:span><text:span text:style-name="T18">апомнете body се съдържа <text:s/>всичко, което виждаме на нашия екран.</text:span></text:p>
      <text:p text:style-name="P12"><text:span text:style-name="T18"/></text:p>
      <text:p text:style-name="P12"><text:span text:style-name="T18"/></text:p>
      <text:p text:style-name="P13"><text:span text:style-name="T18">Всичко, което правите с CSS зависи изцяло от това, какъв ефект или какво визуално оформление, искате да постигнете. </text:span></text:p>
      <text:p text:style-name="P12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Courier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07T11:56:41.383387348</dc:date>
    <meta:editing-cycles>343</meta:editing-cycles>
    <meta:editing-duration>PT12H51M22S</meta:editing-duration>
    <meta:generator>LibreOffice/7.3.7.2$Linux_X86_64 LibreOffice_project/30$Build-2</meta:generator>
    <meta:document-statistic meta:table-count="0" meta:image-count="0" meta:object-count="0" meta:page-count="2" meta:paragraph-count="24" meta:word-count="421" meta:character-count="2640" meta:non-whitespace-character-count="2227"/>
    <meta:user-defined meta:name="AppVersion">15.0000</meta:user-defined>
  </office:meta>
</office:document-meta>
</file>